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34.54pt" svg:y="17.91pt">
            <loext:p draw:notify-on-update-of-ranges="Sheet1.B10:Sheet1.B17 Sheet1.D10:Sheet1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egends Gewichtsverteilung (oBdA bei 8 Teilnemern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0:.B4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0:.B42])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Summe</text:p>
          </table:table-cell>
          <table:table-cell table:formula="of:=SUM([.C10:.C42])" office:value-type="float" office:value="21.7428571428571" calcext:value-type="float">
            <text:p>21.7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ichtsmittelwert</text:p>
          </table:table-cell>
          <table:table-cell table:formula="of:=[.B5]/[.B3]" office:value-type="float" office:value="2.71785714285714" calcext:value-type="float">
            <text:p>2.717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ichtssumme</text:p>
          </table:table-cell>
          <table:table-cell table:formula="of:=SUM([.D10:.D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os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wicht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formula="of:=([.$B$3]/[.B10])" office:value-type="float" office:value="8" calcext:value-type="float">
            <text:p>8</text:p>
          </table:table-cell>
          <table:table-cell table:style-name="ce1" table:formula="of:=[.C10]-[.$B$6]" office:value-type="float" office:value="5.28214285714286" calcext:value-type="float">
            <text:p>5.28214285714286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([.$B$3]/[.B11])" office:value-type="float" office:value="4" calcext:value-type="float">
            <text:p>4</text:p>
          </table:table-cell>
          <table:table-cell table:style-name="ce1" table:formula="of:=[.C11]-[.$B$6]" office:value-type="float" office:value="1.28214285714286" calcext:value-type="float">
            <text:p>1.28214285714286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([.$B$3]/[.B12])" office:value-type="float" office:value="2.66666666666667" calcext:value-type="float">
            <text:p>2.66666666666667</text:p>
          </table:table-cell>
          <table:table-cell table:style-name="ce1" table:formula="of:=[.C12]-[.$B$6]" office:value-type="float" office:value="-0.051190476190476" calcext:value-type="float">
            <text:p>-0.051190476190476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formula="of:=([.$B$3]/[.B13])" office:value-type="float" office:value="2" calcext:value-type="float">
            <text:p>2</text:p>
          </table:table-cell>
          <table:table-cell table:style-name="ce1" table:formula="of:=[.C13]-[.$B$6]" office:value-type="float" office:value="-0.717857142857143" calcext:value-type="float">
            <text:p>-0.717857142857143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([.$B$3]/[.B14])" office:value-type="float" office:value="1.6" calcext:value-type="float">
            <text:p>1.6</text:p>
          </table:table-cell>
          <table:table-cell table:style-name="ce1" table:formula="of:=[.C14]-[.$B$6]" office:value-type="float" office:value="-1.11785714285714" calcext:value-type="float">
            <text:p>-1.11785714285714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formula="of:=([.$B$3]/[.B15])" office:value-type="float" office:value="1.33333333333333" calcext:value-type="float">
            <text:p>1.33333333333333</text:p>
          </table:table-cell>
          <table:table-cell table:style-name="ce1" table:formula="of:=[.C15]-[.$B$6]" office:value-type="float" office:value="-1.38452380952381" calcext:value-type="float">
            <text:p>-1.38452380952381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formula="of:=([.$B$3]/[.B16])" office:value-type="float" office:value="1.14285714285714" calcext:value-type="float">
            <text:p>1.14285714285714</text:p>
          </table:table-cell>
          <table:table-cell table:style-name="ce1" table:formula="of:=[.C16]-[.$B$6]" office:value-type="float" office:value="-1.575" calcext:value-type="float">
            <text:p>-1.575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formula="of:=([.$B$3]/[.B17])" office:value-type="float" office:value="1" calcext:value-type="float">
            <text:p>1</text:p>
          </table:table-cell>
          <table:table-cell table:style-name="ce1" table:formula="of:=[.C17]-[.$B$6]" office:value-type="float" office:value="-1.71785714285714" calcext:value-type="float">
            <text:p>-1.7178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22:52:23.537246393</meta:creation-date>
    <dc:date>2016-11-21T23:14:48.949478498</dc:date>
    <meta:editing-duration>PT1M54S</meta:editing-duration>
    <meta:editing-cycles>1</meta:editing-cycles>
    <meta:document-statistic meta:table-count="1" meta:cell-count="38" meta:object-count="1"/>
    <meta:generator>LibreOffice/5.2.3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10:Sheet1.B17 Sheet1.D10:Sheet1.D17" svg:x="0.32cm" svg:y="0.18cm" svg:width="12.508cm" svg:height="8.64cm">
          <chartooo:coordinate-region svg:x="0.862cm" svg:y="0.379cm" svg:width="11.8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17" chart:class="chart:scatter">
            <chart:domain table:cell-range-address="Sheet1.B10:Sheet1.B17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:Sheet1.B17</svg:desc>
                </draw:g>
              </table:table-cell>
              <table:table-cell office:value-type="float" office:value="5.28214285714286">
                <text:p>5.28214285714286</text:p>
                <draw:g>
                  <svg:desc>Sheet1.D10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8214285714286">
                <text:p>1.282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051190476190476">
                <text:p>-0.051190476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717857142857143">
                <text:p>-0.717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11785714285714">
                <text:p>-1.117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38452380952381">
                <text:p>-1.38452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.575">
                <text:p>-1.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71785714285714">
                <text:p>-1.717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